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442351"/>
          <table:table-cell office:value-type="float" office:value="0.017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55.0"/>
          <table:table-cell office:value-type="float" office:value="1130.0"/>
          <table:table-cell office:value-type="float" office:value="3529.0"/>
          <table:table-cell office:value-type="float" office:value="1044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25.0"/>
          <table:table-cell office:value-type="float" office:value="4215.0"/>
          <table:table-cell office:value-type="float" office:value="3672.0"/>
          <table:table-cell office:value-type="float" office:value="3010.0"/>
          <table:table-cell office:value-type="float" office:value="1996.0"/>
          <table:table-cell office:value-type="float" office:value="96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421279"/>
          <table:table-cell office:value-type="float" office:value="0.021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42.0"/>
          <table:table-cell office:value-type="float" office:value="1257.0"/>
          <table:table-cell office:value-type="float" office:value="3961.0"/>
          <table:table-cell office:value-type="float" office:value="1044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24.0"/>
          <table:table-cell office:value-type="float" office:value="4134.0"/>
          <table:table-cell office:value-type="float" office:value="3604.0"/>
          <table:table-cell office:value-type="float" office:value="2989.0"/>
          <table:table-cell office:value-type="float" office:value="2049.0"/>
          <table:table-cell office:value-type="float" office:value="96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437196"/>
          <table:table-cell office:value-type="float" office:value="0.025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41.0"/>
          <table:table-cell office:value-type="float" office:value="1374.0"/>
          <table:table-cell office:value-type="float" office:value="4359.0"/>
          <table:table-cell office:value-type="float" office:value="1043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23.0"/>
          <table:table-cell office:value-type="float" office:value="4057.0"/>
          <table:table-cell office:value-type="float" office:value="3540.0"/>
          <table:table-cell office:value-type="float" office:value="2968.0"/>
          <table:table-cell office:value-type="float" office:value="2098.0"/>
          <table:table-cell office:value-type="float" office:value="96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